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fo:color="#004dbb"/>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004dbb"/>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fo:color="#004dbb"/>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fo:color="#004dbb"/>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bold"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bold"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bold"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fo:color="#004dbb"/>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fo:color="#004dbb"/>
    </style:style>
    <style:style style:name="T38" style:family="text">
      <style:text-properties fo:font-size="12.00pt" fo:font-weight="normal" fo:font-family="Calibri" style:font-family-asian="Calibri" style:font-family-complex="Calibri" fo:background-color="transparent" fo:color="#000000"/>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bold"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fo:color="#004dbb"/>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bold"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2.00pt" fo:font-weight="bold"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bold"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2.00pt" fo:font-weight="bold"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2.00pt" fo:font-weight="bold"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2.00pt" fo:font-weight="bold"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2.00pt" fo:font-weight="bold"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fo:color="#004dbb"/>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fo:color="#004dbb"/>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fo:color="#004dbb"/>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Calibri" style:font-family-asian="Calibri" style:font-family-complex="Calibri" fo:background-color="transparent" fo:color="#004dbb"/>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fo:color="#004dbb"/>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bold"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fo:color="#004dbb"/>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fo:color="#004dbb"/>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normal" fo:font-family="Calibri" style:font-family-asian="Calibri" style:font-family-complex="Calibri" fo:background-color="transparent" fo:color="#004dbb"/>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normal" fo:font-family="Calibri" style:font-family-asian="Calibri" style:font-family-complex="Calibri" fo:background-color="transparent" fo:color="#004dbb"/>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normal"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bold"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2.00pt" fo:font-weight="bold" fo:font-family="Calibri" style:font-family-asian="Calibri" style:font-family-complex="Calibri" fo:background-color="transparent" style:use-window-font-color="true"/>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fo:color="#004dbb"/>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2.00pt" fo:font-weight="bold" fo:font-family="Calibri" style:font-family-asian="Calibri" style:font-family-complex="Calibri" fo:background-color="transparent" style:use-window-font-color="true"/>
    </style:style>
    <style:style style:name="T103" style:family="text">
      <style:text-properties fo:font-size="12.00pt" fo:font-weight="normal"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fo:color="#004dbb"/>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2.00pt" fo:font-weight="normal" fo:font-family="Calibri" style:font-family-asian="Calibri" style:font-family-complex="Calibri" fo:background-color="transparent" fo:color="#004dbb"/>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2.00pt" fo:font-weight="bold"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2.00pt" fo:font-weight="normal" fo:font-family="Calibri" style:font-family-asian="Calibri" style:font-family-complex="Calibri" fo:background-color="transparent" fo:color="#004dbb"/>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fo:color="#004dbb"/>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bold"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normal" fo:font-family="Calibri" style:font-family-asian="Calibri" style:font-family-complex="Calibri" fo:background-color="transparent" fo:color="#004dbb"/>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bold"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2.00pt" fo:font-weight="normal" fo:font-family="Calibri" style:font-family-asian="Calibri" style:font-family-complex="Calibri" fo:background-color="transparent" fo:color="#004dbb"/>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normal" fo:font-family="Calibri" style:font-family-asian="Calibri" style:font-family-complex="Calibri" fo:background-color="transparent" fo:color="#004dbb"/>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2.00pt" fo:font-weight="bold"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2.00pt" fo:font-weight="bold" fo:font-family="Calibri" style:font-family-asian="Calibri" style:font-family-complex="Calibri" fo:background-color="transparent" style:use-window-font-color="true"/>
    </style:style>
    <style:style style:name="T135" style:family="text">
      <style:text-properties fo:font-size="12.00pt" fo:font-weight="normal"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fo:color="#004dbb"/>
    </style:style>
    <style:style style:name="T137" style:family="text">
      <style:text-properties fo:font-size="12.00pt" fo:font-weight="normal" fo:font-family="Calibri" style:font-family-asian="Calibri" style:font-family-complex="Calibri" fo:background-color="transparent" style:use-window-font-color="true"/>
    </style:style>
    <style:style style:name="T138" style:family="text">
      <style:text-properties fo:font-size="12.00pt" fo:font-weight="bold" fo:font-family="Calibri" style:font-family-asian="Calibri" style:font-family-complex="Calibri" fo:background-color="transparent" style:use-window-font-color="true"/>
    </style:style>
    <style:style style:name="T139" style:family="text">
      <style:text-properties fo:font-size="12.00pt" fo:font-weight="normal"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fo:color="#004dbb"/>
    </style:style>
    <style:style style:name="T141" style:family="text">
      <style:text-properties fo:font-size="12.00pt" fo:font-weight="normal"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normal" fo:font-family="Calibri" style:font-family-asian="Calibri" style:font-family-complex="Calibri" fo:background-color="transparent" style:use-window-font-color="true"/>
    </style:style>
    <style:style style:name="T144" style:family="text">
      <style:text-properties fo:font-size="12.00pt" fo:font-weight="bold"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T146" style:family="text">
      <style:text-properties fo:font-size="12.00pt" fo:font-weight="normal" fo:font-family="Calibri" style:font-family-asian="Calibri" style:font-family-complex="Calibri" fo:background-color="transparent" fo:color="#004dbb"/>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2.00pt" fo:font-weight="bold"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2.00pt" fo:font-weight="normal" fo:font-family="Calibri" style:font-family-asian="Calibri" style:font-family-complex="Calibri" fo:background-color="transparent" fo:color="#004dbb"/>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fo:color="#004dbb"/>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2.00pt" fo:font-weight="normal" fo:font-family="Calibri" style:font-family-asian="Calibri" style:font-family-complex="Calibri" fo:background-color="transparent" fo:color="#004dbb"/>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bold"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normal" fo:font-family="Calibri" style:font-family-asian="Calibri" style:font-family-complex="Calibri" fo:background-color="transparent" fo:color="#004dbb"/>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normal"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normal" fo:font-family="Calibri" style:font-family-asian="Calibri" style:font-family-complex="Calibri" fo:background-color="transparent" fo:color="#004dbb"/>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2.00pt" fo:font-weight="bold"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2.00pt" fo:font-weight="bold" fo:font-family="Calibri" style:font-family-asian="Calibri" style:font-family-complex="Calibri"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2.00pt" fo:font-weight="normal"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normal" fo:font-family="Calibri" style:font-family-asian="Calibri" style:font-family-complex="Calibri" fo:background-color="transparent" fo:color="#004dbb"/>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2.00pt" fo:font-weight="normal" fo:font-family="Calibri" style:font-family-asian="Calibri" style:font-family-complex="Calibri" fo:background-color="transparent" fo:color="#004dbb"/>
    </style:style>
    <style:style style:name="T175" style:family="text">
      <style:text-properties fo:font-size="12.00pt" fo:font-weight="normal" fo:font-family="Calibri" style:font-family-asian="Calibri" style:font-family-complex="Calibri" fo:background-color="transparent" style:use-window-font-color="true"/>
    </style:style>
    <style:style style:name="T176" style:family="text">
      <style:text-properties fo:font-size="12.00pt" fo:font-weight="normal" fo:font-family="Calibri" style:font-family-asian="Calibri" style:font-family-complex="Calibri" fo:background-color="transparent" fo:color="#004dbb"/>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2.00pt" fo:font-weight="normal" fo:font-family="Calibri" style:font-family-asian="Calibri" style:font-family-complex="Calibri" fo:background-color="transparent" fo:color="#004dbb"/>
    </style:style>
    <style:style style:name="T179" style:family="text">
      <style:text-properties fo:font-size="12.00pt" fo:font-weight="normal" fo:font-family="Calibri" style:font-family-asian="Calibri" style:font-family-complex="Calibri" fo:background-color="transparent" style:use-window-font-color="true"/>
    </style:style>
    <style:style style:name="T180" style:family="text">
      <style:text-properties fo:font-size="12.00pt" fo:font-weight="normal" fo:font-family="Calibri" style:font-family-asian="Calibri" style:font-family-complex="Calibri" fo:background-color="transparent" fo:color="#004dbb"/>
    </style:style>
    <style:style style:name="T181" style:family="text">
      <style:text-properties fo:font-size="12.00pt" fo:font-weight="normal" fo:font-family="Calibri" style:font-family-asian="Calibri" style:font-family-complex="Calibri" fo:background-color="transparent" style:use-window-font-color="true"/>
    </style:style>
    <style:style style:name="T182" style:family="text">
      <style:text-properties fo:font-size="12.00pt" fo:font-weight="normal" fo:font-family="Calibri" style:font-family-asian="Calibri" style:font-family-complex="Calibri" fo:background-color="transparent" fo:color="#004dbb"/>
    </style:style>
    <style:style style:name="T183" style:family="text">
      <style:text-properties fo:font-size="12.00pt" fo:font-weight="normal" fo:font-family="Calibri" style:font-family-asian="Calibri" style:font-family-complex="Calibri" fo:background-color="transparent" style:use-window-font-color="true"/>
    </style:style>
    <style:style style:name="T184" style:family="text">
      <style:text-properties fo:font-size="12.00pt" fo:font-weight="normal" fo:font-family="Calibri" style:font-family-asian="Calibri" style:font-family-complex="Calibri" fo:background-color="transparent" fo:color="#004dbb"/>
    </style:style>
    <style:style style:name="T185" style:family="text">
      <style:text-properties fo:font-size="12.00pt" fo:font-weight="normal" fo:font-family="Calibri" style:font-family-asian="Calibri" style:font-family-complex="Calibri" fo:background-color="transparent" style:use-window-font-color="true"/>
    </style:style>
    <style:style style:name="T186" style:family="text">
      <style:text-properties fo:font-size="12.00pt" fo:font-weight="normal" fo:font-family="Calibri" style:font-family-asian="Calibri" style:font-family-complex="Calibri" fo:background-color="transparent" style:use-window-font-color="true"/>
    </style:style>
    <style:style style:name="T187" style:family="text">
      <style:text-properties fo:font-size="12.00pt" fo:font-weight="normal" fo:font-family="Calibri" style:font-family-asian="Calibri" style:font-family-complex="Calibri" fo:background-color="transparent" style:use-window-font-color="true"/>
    </style:style>
    <style:style style:name="T188" style:family="text">
      <style:text-properties fo:font-size="12.00pt" fo:font-weight="normal" fo:font-family="Calibri" style:font-family-asian="Calibri" style:font-family-complex="Calibri" fo:background-color="transparent" fo:color="#004dbb"/>
    </style:style>
    <style:style style:name="T189" style:family="text">
      <style:text-properties fo:font-size="12.00pt" fo:font-weight="normal" fo:font-family="Calibri" style:font-family-asian="Calibri" style:font-family-complex="Calibri" fo:background-color="transparent" style:use-window-font-color="true"/>
    </style:style>
    <style:style style:name="T190" style:family="text">
      <style:text-properties fo:font-size="12.00pt" fo:font-weight="normal" fo:font-family="Calibri" style:font-family-asian="Calibri" style:font-family-complex="Calibri" fo:background-color="transparent" style:use-window-font-color="true"/>
    </style:style>
    <style:style style:name="T191" style:family="text">
      <style:text-properties fo:font-size="12.00pt" fo:font-weight="normal" fo:font-family="Calibri" style:font-family-asian="Calibri" style:font-family-complex="Calibri" fo:background-color="transparent" style:use-window-font-color="true"/>
    </style:style>
    <style:style style:name="T192" style:family="text">
      <style:text-properties fo:font-size="12.00pt" fo:font-weight="normal" fo:font-family="Calibri" style:font-family-asian="Calibri" style:font-family-complex="Calibri" fo:background-color="transparent" style:use-window-font-color="true"/>
    </style:style>
    <style:style style:name="T193" style:family="text">
      <style:text-properties fo:font-size="12.00pt" fo:font-weight="normal" fo:font-family="Calibri" style:font-family-asian="Calibri" style:font-family-complex="Calibri" fo:background-color="transparent" style:use-window-font-color="true"/>
    </style:style>
    <style:style style:name="T194" style:family="text">
      <style:text-properties fo:font-size="12.00pt" fo:font-weight="normal" fo:font-family="Calibri" style:font-family-asian="Calibri" style:font-family-complex="Calibri" fo:background-color="transparent" fo:color="#004dbb"/>
    </style:style>
    <style:style style:name="T195" style:family="text">
      <style:text-properties fo:font-size="12.00pt" fo:font-weight="normal" fo:font-family="Calibri" style:font-family-asian="Calibri" style:font-family-complex="Calibri" fo:background-color="transparent" style:use-window-font-color="true"/>
    </style:style>
    <style:style style:name="T196" style:family="text">
      <style:text-properties fo:font-size="12.00pt" fo:font-weight="normal" fo:font-family="Calibri" style:font-family-asian="Calibri" style:font-family-complex="Calibri" fo:background-color="transparent" style:use-window-font-color="true"/>
    </style:style>
    <style:style style:name="T197" style:family="text">
      <style:text-properties fo:font-size="12.00pt" fo:font-weight="normal" fo:font-family="Calibri" style:font-family-asian="Calibri" style:font-family-complex="Calibri" fo:background-color="transparent" style:use-window-font-color="true"/>
    </style:style>
    <style:style style:name="T198" style:family="text">
      <style:text-properties fo:font-size="12.00pt" fo:font-weight="normal" fo:font-family="Calibri" style:font-family-asian="Calibri" style:font-family-complex="Calibri" fo:background-color="transparent" style:use-window-font-color="true"/>
    </style:style>
    <style:style style:name="T199" style:family="text">
      <style:text-properties fo:font-size="12.00pt" fo:font-weight="normal" fo:font-family="Calibri" style:font-family-asian="Calibri" style:font-family-complex="Calibri" fo:background-color="transparent" style:use-window-font-color="true"/>
    </style:style>
    <style:style style:name="T200" style:family="text">
      <style:text-properties fo:font-size="12.00pt" fo:font-weight="normal" fo:font-family="Calibri" style:font-family-asian="Calibri" style:font-family-complex="Calibri" fo:background-color="transparent" style:use-window-font-color="true"/>
    </style:style>
    <style:style style:name="T201" style:family="text">
      <style:text-properties fo:font-size="12.00pt" fo:font-weight="normal" fo:font-family="Calibri" style:font-family-asian="Calibri" style:font-family-complex="Calibri" fo:background-color="transparent" style:use-window-font-color="true"/>
    </style:style>
    <style:style style:name="T202" style:family="text">
      <style:text-properties fo:font-size="12.00pt" fo:font-weight="normal" fo:font-family="Calibri" style:font-family-asian="Calibri" style:font-family-complex="Calibri" fo:background-color="transparent" fo:color="#004dbb"/>
    </style:style>
    <style:style style:name="T203" style:family="text">
      <style:text-properties fo:font-size="12.00pt" fo:font-weight="normal" fo:font-family="Calibri" style:font-family-asian="Calibri" style:font-family-complex="Calibri" fo:background-color="transparent" style:use-window-font-color="true"/>
    </style:style>
    <style:style style:name="T204" style:family="text">
      <style:text-properties fo:font-size="12.00pt" fo:font-weight="normal" fo:font-family="Calibri" style:font-family-asian="Calibri" style:font-family-complex="Calibri" fo:background-color="transparent" fo:color="#004dbb"/>
    </style:style>
    <style:style style:name="T205" style:family="text">
      <style:text-properties fo:font-size="12.00pt" fo:font-weight="normal" fo:font-family="Calibri" style:font-family-asian="Calibri" style:font-family-complex="Calibri" fo:background-color="transparent" style:use-window-font-color="true"/>
    </style:style>
    <style:style style:name="T206" style:family="text">
      <style:text-properties fo:font-size="12.00pt" fo:font-weight="normal" fo:font-family="Calibri" style:font-family-asian="Calibri" style:font-family-complex="Calibri" fo:background-color="transparent" fo:color="#004dbb"/>
    </style:style>
    <style:style style:name="T207" style:family="text">
      <style:text-properties fo:font-size="12.00pt" fo:font-weight="normal" fo:font-family="Calibri" style:font-family-asian="Calibri" style:font-family-complex="Calibri" fo:background-color="transparent" style:use-window-font-color="true"/>
    </style:style>
    <style:style style:name="T208" style:family="text">
      <style:text-properties fo:font-size="12.00pt" fo:font-weight="normal" fo:font-family="Calibri" style:font-family-asian="Calibri" style:font-family-complex="Calibri" fo:background-color="transparent" fo:color="#004dbb"/>
    </style:style>
    <style:style style:name="T209" style:family="text">
      <style:text-properties fo:font-size="12.00pt" fo:font-weight="normal" fo:font-family="Calibri" style:font-family-asian="Calibri" style:font-family-complex="Calibri" fo:background-color="transparent" style:use-window-font-color="true"/>
    </style:style>
    <style:style style:name="T210" style:family="text">
      <style:text-properties fo:font-size="12.00pt" fo:font-weight="normal" fo:font-family="Calibri" style:font-family-asian="Calibri" style:font-family-complex="Calibri" fo:background-color="transparent" fo:color="#004dbb"/>
    </style:style>
    <style:style style:name="T211" style:family="text">
      <style:text-properties fo:font-size="12.00pt" fo:font-weight="normal" fo:font-family="Calibri" style:font-family-asian="Calibri" style:font-family-complex="Calibri" fo:background-color="transparent" style:use-window-font-color="true"/>
    </style:style>
    <style:style style:name="T212" style:family="text">
      <style:text-properties fo:font-size="12.00pt" fo:font-weight="normal" fo:font-family="Calibri" style:font-family-asian="Calibri" style:font-family-complex="Calibri" fo:background-color="transparent" fo:color="#004dbb"/>
    </style:style>
    <style:style style:name="T213" style:family="text">
      <style:text-properties fo:font-size="12.00pt" fo:font-weight="normal" fo:font-family="Calibri" style:font-family-asian="Calibri" style:font-family-complex="Calibri" fo:background-color="transparent" style:use-window-font-color="true"/>
    </style:style>
    <style:style style:name="T214" style:family="text">
      <style:text-properties fo:font-size="12.00pt" fo:font-weight="bold" fo:font-family="Calibri" style:font-family-asian="Calibri" style:font-family-complex="Calibri" fo:background-color="transparent" style:use-window-font-color="true"/>
    </style:style>
    <style:style style:name="T215" style:family="text">
      <style:text-properties fo:font-size="12.00pt" fo:font-weight="normal" fo:font-family="Calibri" style:font-family-asian="Calibri" style:font-family-complex="Calibri" fo:background-color="transparent" style:use-window-font-color="true"/>
    </style:style>
    <style:style style:name="T216" style:family="text">
      <style:text-properties fo:font-size="12.00pt" fo:font-weight="normal" fo:font-family="Calibri" style:font-family-asian="Calibri" style:font-family-complex="Calibri" fo:background-color="transparent" fo:color="#004dbb"/>
    </style:style>
    <style:style style:name="T217" style:family="text">
      <style:text-properties fo:font-size="12.00pt" fo:font-weight="normal" fo:font-family="Calibri" style:font-family-asian="Calibri" style:font-family-complex="Calibri" fo:background-color="transparent" style:use-window-font-color="true"/>
    </style:style>
    <style:style style:name="T218" style:family="text">
      <style:text-properties fo:font-size="12.00pt" fo:font-weight="normal" fo:font-family="Calibri" style:font-family-asian="Calibri" style:font-family-complex="Calibri" fo:background-color="transparent" fo:color="#004dbb"/>
    </style:style>
    <style:style style:name="T219" style:family="text">
      <style:text-properties fo:font-size="12.00pt" fo:font-weight="normal" fo:font-family="Calibri" style:font-family-asian="Calibri" style:font-family-complex="Calibri" fo:background-color="transparent" style:use-window-font-color="true"/>
    </style:style>
    <style:style style:name="T220" style:family="text">
      <style:text-properties fo:font-size="12.00pt" fo:font-weight="bold" fo:font-family="Calibri" style:font-family-asian="Calibri" style:font-family-complex="Calibri" fo:background-color="transparent" style:use-window-font-color="true"/>
    </style:style>
    <style:style style:name="T221" style:family="text">
      <style:text-properties fo:font-size="12.00pt" fo:font-weight="normal" fo:font-family="Calibri" style:font-family-asian="Calibri" style:font-family-complex="Calibri" fo:background-color="transparent" style:use-window-font-color="true"/>
    </style:style>
    <style:style style:name="T222" style:family="text">
      <style:text-properties fo:font-size="12.00pt" fo:font-weight="normal" fo:font-family="Calibri" style:font-family-asian="Calibri" style:font-family-complex="Calibri" fo:background-color="transparent" fo:color="#004dbb"/>
    </style:style>
    <style:style style:name="T223" style:family="text">
      <style:text-properties fo:font-size="12.00pt" fo:font-weight="normal" fo:font-family="Calibri" style:font-family-asian="Calibri" style:font-family-complex="Calibri" fo:background-color="transparent" style:use-window-font-color="true"/>
    </style:style>
    <style:style style:name="T224" style:family="text">
      <style:text-properties fo:font-size="12.00pt" fo:font-weight="bold" fo:font-family="Calibri" style:font-family-asian="Calibri" style:font-family-complex="Calibri" fo:background-color="transparent" style:use-window-font-color="true"/>
    </style:style>
    <style:style style:name="T225" style:family="text">
      <style:text-properties fo:font-size="12.00pt" fo:font-weight="normal" fo:font-family="Calibri" style:font-family-asian="Calibri" style:font-family-complex="Calibri" fo:background-color="transparent" style:use-window-font-color="true"/>
    </style:style>
    <style:style style:name="T226" style:family="text">
      <style:text-properties fo:font-size="12.00pt" fo:font-weight="normal" fo:font-family="Calibri" style:font-family-asian="Calibri" style:font-family-complex="Calibri" fo:background-color="transparent" style:use-window-font-color="true"/>
    </style:style>
    <style:style style:name="T227" style:family="text">
      <style:text-properties fo:font-size="12.00pt" fo:font-weight="normal" fo:font-family="Calibri" style:font-family-asian="Calibri" style:font-family-complex="Calibri" fo:background-color="transparent" style:use-window-font-color="true"/>
    </style:style>
    <style:style style:name="T228" style:family="text">
      <style:text-properties fo:font-size="12.00pt" fo:font-weight="normal" fo:font-family="Calibri" style:font-family-asian="Calibri" style:font-family-complex="Calibri" fo:background-color="transparent" fo:color="#004dbb"/>
    </style:style>
    <style:style style:name="T229" style:family="text">
      <style:text-properties fo:font-size="12.00pt" fo:font-weight="normal" fo:font-family="Calibri" style:font-family-asian="Calibri" style:font-family-complex="Calibri" fo:background-color="transparent" fo:color="#000000"/>
    </style:style>
    <style:style style:name="T230" style:family="text">
      <style:text-properties fo:font-size="12.00pt" fo:font-weight="normal" fo:font-family="Calibri" style:font-family-asian="Calibri" style:font-family-complex="Calibri" fo:background-color="transparent" style:use-window-font-color="true"/>
    </style:style>
    <style:style style:name="T231" style:family="text">
      <style:text-properties fo:font-size="12.00pt" fo:font-weight="normal" fo:font-family="Calibri" style:font-family-asian="Calibri" style:font-family-complex="Calibri" fo:background-color="transparent" fo:color="#004dbb"/>
    </style:style>
    <style:style style:name="T232" style:family="text">
      <style:text-properties fo:font-size="12.00pt" fo:font-weight="normal" fo:font-family="Calibri" style:font-family-asian="Calibri" style:font-family-complex="Calibri" fo:background-color="transparent" style:use-window-font-color="true"/>
    </style:style>
    <style:style style:name="T233" style:family="text">
      <style:text-properties fo:font-size="12.00pt" fo:font-weight="bold" fo:font-family="Calibri" style:font-family-asian="Calibri" style:font-family-complex="Calibri" fo:background-color="transparent" style:use-window-font-color="true"/>
    </style:style>
    <style:style style:name="T234" style:family="text">
      <style:text-properties fo:font-size="12.00pt" fo:font-weight="normal" fo:font-family="Calibri" style:font-family-asian="Calibri" style:font-family-complex="Calibri" fo:background-color="transparent" style:use-window-font-color="true"/>
    </style:style>
    <style:style style:name="T235" style:family="text">
      <style:text-properties fo:font-size="12.00pt" fo:font-weight="bold" fo:font-family="Calibri" style:font-family-asian="Calibri" style:font-family-complex="Calibri" fo:background-color="transparent" style:use-window-font-color="true"/>
    </style:style>
    <style:style style:name="T236" style:family="text">
      <style:text-properties fo:font-size="12.00pt" fo:font-weight="normal" fo:font-family="Calibri" style:font-family-asian="Calibri" style:font-family-complex="Calibri" fo:background-color="transparent" style:use-window-font-color="true"/>
    </style:style>
    <style:style style:name="T237" style:family="text">
      <style:text-properties fo:font-size="12.00pt" fo:font-weight="normal" fo:font-family="Calibri" style:font-family-asian="Calibri" style:font-family-complex="Calibri" fo:background-color="transparent" fo:color="#004dbb"/>
    </style:style>
    <style:style style:name="T238" style:family="text">
      <style:text-properties fo:font-size="12.00pt" fo:font-weight="normal" fo:font-family="Calibri" style:font-family-asian="Calibri" style:font-family-complex="Calibri" fo:background-color="transparent" style:use-window-font-color="true"/>
    </style:style>
    <style:style style:name="T239" style:family="text">
      <style:text-properties fo:font-size="12.00pt" fo:font-weight="normal" fo:font-family="Calibri" style:font-family-asian="Calibri" style:font-family-complex="Calibri" fo:background-color="transparent" style:use-window-font-color="true"/>
    </style:style>
    <style:style style:name="T240" style:family="text">
      <style:text-properties fo:font-size="12.00pt" fo:font-weight="normal" fo:font-family="Calibri" style:font-family-asian="Calibri" style:font-family-complex="Calibri" fo:background-color="transparent" style:use-window-font-color="true"/>
    </style:style>
    <style:style style:name="T241" style:family="text">
      <style:text-properties fo:font-size="12.00pt" fo:font-weight="normal" fo:font-family="Calibri" style:font-family-asian="Calibri" style:font-family-complex="Calibri" fo:background-color="transparent" style:use-window-font-color="true"/>
    </style:style>
    <style:style style:name="T242" style:family="text">
      <style:text-properties fo:font-size="12.00pt" fo:font-weight="normal" fo:font-family="Calibri" style:font-family-asian="Calibri" style:font-family-complex="Calibri" fo:background-color="transparent" style:use-window-font-color="true"/>
    </style:style>
    <style:style style:name="T243" style:family="text">
      <style:text-properties fo:font-size="12.00pt" fo:font-weight="bold" fo:font-family="Calibri" style:font-family-asian="Calibri" style:font-family-complex="Calibri" fo:background-color="transparent" style:use-window-font-color="true"/>
    </style:style>
    <style:style style:name="T244" style:family="text">
      <style:text-properties fo:font-size="12.00pt" fo:font-weight="normal" fo:font-family="Calibri" style:font-family-asian="Calibri" style:font-family-complex="Calibri" fo:background-color="transparent" style:use-window-font-color="true"/>
    </style:style>
    <style:style style:name="T245" style:family="text">
      <style:text-properties fo:font-size="12.00pt" fo:font-weight="normal" fo:font-family="Calibri" style:font-family-asian="Calibri" style:font-family-complex="Calibri" fo:background-color="transparent" style:use-window-font-color="true"/>
    </style:style>
    <style:style style:name="T246" style:family="text">
      <style:text-properties fo:font-size="12.00pt" fo:font-weight="normal" fo:font-family="Calibri" style:font-family-asian="Calibri" style:font-family-complex="Calibri" fo:background-color="transparent" style:use-window-font-color="true"/>
    </style:style>
    <style:style style:name="T247" style:family="text">
      <style:text-properties fo:font-size="12.00pt" fo:font-weight="normal" fo:font-family="Calibri" style:font-family-asian="Calibri" style:font-family-complex="Calibri" fo:background-color="transparent" fo:color="#004dbb"/>
    </style:style>
    <style:style style:name="T248" style:family="text">
      <style:text-properties fo:font-size="12.00pt" fo:font-weight="normal" fo:font-family="Calibri" style:font-family-asian="Calibri" style:font-family-complex="Calibri" fo:background-color="transparent" style:use-window-font-color="true"/>
    </style:style>
    <style:style style:name="T249" style:family="text">
      <style:text-properties fo:font-size="12.00pt" fo:font-weight="bold" fo:font-family="Calibri" style:font-family-asian="Calibri" style:font-family-complex="Calibri" fo:background-color="transparent" style:use-window-font-color="true"/>
    </style:style>
    <style:style style:name="T250" style:family="text">
      <style:text-properties fo:font-size="12.00pt" fo:font-weight="normal" fo:font-family="Calibri" style:font-family-asian="Calibri" style:font-family-complex="Calibri" fo:background-color="transparent" style:use-window-font-color="true"/>
    </style:style>
    <style:style style:name="T251" style:family="text">
      <style:text-properties fo:font-size="12.00pt" fo:font-weight="normal" fo:font-family="Calibri" style:font-family-asian="Calibri" style:font-family-complex="Calibri" fo:background-color="transparent" style:use-window-font-color="true"/>
    </style:style>
    <style:style style:name="T252" style:family="text">
      <style:text-properties fo:font-size="12.00pt" fo:font-weight="normal" fo:font-family="Calibri" style:font-family-asian="Calibri" style:font-family-complex="Calibri" fo:background-color="transparent" style:use-window-font-color="true"/>
    </style:style>
    <style:style style:name="T253" style:family="text">
      <style:text-properties fo:font-size="12.00pt" fo:font-weight="normal" fo:font-family="Calibri" style:font-family-asian="Calibri" style:font-family-complex="Calibri" fo:background-color="transparent" fo:color="#004dbb"/>
    </style:style>
    <style:style style:name="T254" style:family="text">
      <style:text-properties fo:font-size="12.00pt" fo:font-weight="normal" fo:font-family="Calibri" style:font-family-asian="Calibri" style:font-family-complex="Calibri" fo:background-color="transparent" style:use-window-font-color="true"/>
    </style:style>
    <style:style style:name="T255" style:family="text">
      <style:text-properties fo:font-size="12.00pt" fo:font-weight="bold" fo:font-family="Calibri" style:font-family-asian="Calibri" style:font-family-complex="Calibri" fo:background-color="transparent" style:use-window-font-color="true"/>
    </style:style>
    <style:style style:name="T256" style:family="text">
      <style:text-properties fo:font-size="12.00pt" fo:font-weight="normal" fo:font-family="Calibri" style:font-family-asian="Calibri" style:font-family-complex="Calibri" fo:background-color="transparent" style:use-window-font-color="true"/>
    </style:style>
    <style:style style:name="T257" style:family="text">
      <style:text-properties fo:font-size="12.00pt" fo:font-weight="bold" fo:font-family="Calibri" style:font-family-asian="Calibri" style:font-family-complex="Calibri" fo:background-color="transparent" style:use-window-font-color="true"/>
    </style:style>
    <style:style style:name="T258" style:family="text">
      <style:text-properties fo:font-size="12.00pt" fo:font-weight="normal" fo:font-family="Calibri" style:font-family-asian="Calibri" style:font-family-complex="Calibri" fo:background-color="transparent" style:use-window-font-color="true"/>
    </style:style>
    <style:style style:name="T259" style:family="text">
      <style:text-properties fo:font-size="12.00pt" fo:font-weight="normal" fo:font-family="Calibri" style:font-family-asian="Calibri" style:font-family-complex="Calibri" fo:background-color="transparent" style:use-window-font-color="true"/>
    </style:style>
    <style:style style:name="T260" style:family="text">
      <style:text-properties fo:font-size="12.00pt" fo:font-weight="normal" fo:font-family="Calibri" style:font-family-asian="Calibri" style:font-family-complex="Calibri" fo:background-color="transparent" style:use-window-font-color="true"/>
    </style:style>
    <style:style style:name="T261" style:family="text">
      <style:text-properties fo:font-size="12.00pt" fo:font-weight="bold" fo:font-family="Calibri" style:font-family-asian="Calibri" style:font-family-complex="Calibri" fo:background-color="transparent" style:use-window-font-color="true"/>
    </style:style>
    <style:style style:name="T262" style:family="text">
      <style:text-properties fo:font-size="12.00pt" fo:font-weight="normal" fo:font-family="Calibri" style:font-family-asian="Calibri" style:font-family-complex="Calibri" fo:background-color="transparent" style:use-window-font-color="true"/>
    </style:style>
    <style:style style:name="T263" style:family="text">
      <style:text-properties fo:font-size="12.00pt" fo:font-weight="bold" fo:font-family="Calibri" style:font-family-asian="Calibri" style:font-family-complex="Calibri" fo:background-color="transparent" style:use-window-font-color="true"/>
    </style:style>
    <style:style style:name="T264" style:family="text">
      <style:text-properties fo:font-size="12.00pt" fo:font-weight="normal" fo:font-family="Calibri" style:font-family-asian="Calibri" style:font-family-complex="Calibri" fo:background-color="transparent" style:use-window-font-color="true"/>
    </style:style>
    <style:style style:name="T265" style:family="text">
      <style:text-properties fo:font-size="12.00pt" fo:font-weight="bold" fo:font-family="Calibri" style:font-family-asian="Calibri" style:font-family-complex="Calibri" fo:background-color="transparent" style:use-window-font-color="true"/>
    </style:style>
    <style:style style:name="T266" style:family="text">
      <style:text-properties fo:font-size="12.00pt" fo:font-weight="normal" fo:font-family="Calibri" style:font-family-asian="Calibri" style:font-family-complex="Calibri" fo:background-color="transparent" style:use-window-font-color="true"/>
    </style:style>
    <style:style style:name="T267" style:family="text">
      <style:text-properties fo:font-size="12.00pt" fo:font-weight="bold" fo:font-family="Calibri" style:font-family-asian="Calibri" style:font-family-complex="Calibri" fo:background-color="transparent" style:use-window-font-color="true"/>
    </style:style>
    <style:style style:name="T268" style:family="text">
      <style:text-properties fo:font-size="12.00pt" fo:font-weight="normal" fo:font-family="Calibri" style:font-family-asian="Calibri" style:font-family-complex="Calibri" fo:background-color="transparent" style:use-window-font-color="true"/>
    </style:style>
    <style:style style:name="T269" style:family="text">
      <style:text-properties fo:font-size="12.00pt" fo:font-weight="normal" fo:font-family="Calibri" style:font-family-asian="Calibri" style:font-family-complex="Calibri" fo:background-color="transparent" fo:color="#004dbb"/>
    </style:style>
    <style:style style:name="T270" style:family="text">
      <style:text-properties fo:font-size="12.00pt" fo:font-weight="normal" fo:font-family="Calibri" style:font-family-asian="Calibri" style:font-family-complex="Calibri" fo:background-color="transparent" style:use-window-font-color="true"/>
    </style:style>
    <style:style style:name="T271" style:family="text">
      <style:text-properties fo:font-size="12.00pt" fo:font-weight="normal" fo:font-family="Calibri" style:font-family-asian="Calibri" style:font-family-complex="Calibri" fo:background-color="transparent" fo:color="#004dbb"/>
    </style:style>
    <style:style style:name="T272" style:family="text">
      <style:text-properties fo:font-size="12.00pt" fo:font-weight="normal" fo:font-family="Calibri" style:font-family-asian="Calibri" style:font-family-complex="Calibri" fo:background-color="transparent" style:use-window-font-color="true"/>
    </style:style>
    <style:style style:name="T273" style:family="text">
      <style:text-properties fo:font-size="12.00pt" fo:font-weight="bold" fo:font-family="Calibri" style:font-family-asian="Calibri" style:font-family-complex="Calibri" fo:background-color="transparent" style:use-window-font-color="true"/>
    </style:style>
    <style:style style:name="T274" style:family="text">
      <style:text-properties fo:font-size="12.00pt" fo:font-weight="normal" fo:font-family="Calibri" style:font-family-asian="Calibri" style:font-family-complex="Calibri" fo:background-color="transparent" style:use-window-font-color="true"/>
    </style:style>
    <style:style style:name="T275" style:family="text">
      <style:text-properties fo:font-size="12.00pt" fo:font-weight="normal" fo:font-family="Calibri" style:font-family-asian="Calibri" style:font-family-complex="Calibri" fo:background-color="transparent" fo:color="#004dbb"/>
    </style:style>
    <style:style style:name="T276" style:family="text">
      <style:text-properties fo:font-size="12.00pt" fo:font-weight="normal" fo:font-family="Calibri" style:font-family-asian="Calibri" style:font-family-complex="Calibri" fo:background-color="transparent" style:use-window-font-color="true"/>
    </style:style>
    <style:style style:name="T277" style:family="text">
      <style:text-properties fo:font-size="12.00pt" fo:font-weight="normal" fo:font-family="Calibri" style:font-family-asian="Calibri" style:font-family-complex="Calibri" fo:background-color="transparent" style:use-window-font-color="true"/>
    </style:style>
    <style:style style:name="T278" style:family="text">
      <style:text-properties fo:font-size="12.00pt" fo:font-weight="bold" fo:font-family="Calibri" style:font-family-asian="Calibri" style:font-family-complex="Calibri" fo:background-color="transparent" style:use-window-font-color="true"/>
    </style:style>
    <style:style style:name="T279" style:family="text">
      <style:text-properties fo:font-size="12.00pt" fo:font-weight="normal" fo:font-family="Calibri" style:font-family-asian="Calibri" style:font-family-complex="Calibri" fo:background-color="transparent" style:use-window-font-color="true"/>
    </style:style>
    <style:style style:name="T280" style:family="text">
      <style:text-properties fo:font-size="12.00pt" fo:font-weight="normal" fo:font-family="Calibri" style:font-family-asian="Calibri" style:font-family-complex="Calibri" fo:background-color="transparent" style:use-window-font-color="true"/>
    </style:style>
    <style:style style:name="T281" style:family="text">
      <style:text-properties fo:font-size="12.00pt" fo:font-weight="normal" fo:font-family="Calibri" style:font-family-asian="Calibri" style:font-family-complex="Calibri" fo:background-color="transparent" style:use-window-font-color="true"/>
    </style:style>
    <style:style style:name="T282" style:family="text">
      <style:text-properties fo:font-size="12.00pt" fo:font-weight="normal" fo:font-family="Calibri" style:font-family-asian="Calibri" style:font-family-complex="Calibri" fo:background-color="transparent" style:use-window-font-color="true"/>
    </style:style>
    <style:style style:name="T283" style:family="text">
      <style:text-properties fo:font-size="12.00pt" fo:font-weight="normal" fo:font-family="Calibri" style:font-family-asian="Calibri" style:font-family-complex="Calibri" fo:background-color="transparent" style:use-window-font-color="true"/>
    </style:style>
    <style:style style:name="T284" style:family="text">
      <style:text-properties fo:font-size="12.00pt" fo:font-weight="normal" fo:font-family="Calibri" style:font-family-asian="Calibri" style:font-family-complex="Calibri" fo:background-color="transparent" fo:color="#004dbb"/>
    </style:style>
    <style:style style:name="T285" style:family="text">
      <style:text-properties fo:font-size="12.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Narrative</text:span></text:p>
      <text:p text:style-name="P1"><text:span text:style-name="T2">Helen</text:span><text:span text:style-name="T3">,<text:s/></text:span><text:span text:style-name="T4">Judy and Cassandra come to the Helen's home from their walking. Helen decides to take the shower Judy at the first turn as one of her guests. Judy has gone to the shower. Helen and Cassandra is noticing that Beatriz is<text:s/></text:span><text:span text:style-name="T5">attending<text:s/></text:span><text:span text:style-name="T6">in the aquarium. They are glad to see her. Beatriz is<text:s/></text:span><text:span text:style-name="T7">soaring</text:span><text:span text:style-name="T8"><text:s/>in water</text:span><text:span text:style-name="T9">.<text:s/></text:span><text:span text:style-name="T10">Helen and Cassandra are climbing up to a</text:span><text:span text:style-name="T11"><text:s/>ladder</text:span><text:span text:style-name="T12">.</text:span><text:span text:style-name="T13"><text:s/></text:span><text:span text:style-name="T14">They are reaching the second floor and come to the room where the hole to the water space is. Helen and Cassandra see that Beatriz is hanging over the hole<text:s/></text:span><text:span text:style-name="T15">jarring</text:span><text:span text:style-name="T16"><text:s/>her wigs.</text:span></text:p>
      <text:p text:style-name="P1"><text:span text:style-name="T17">Beatriz</text:span><text:span text:style-name="T18"/></text:p>
      <text:p text:style-name="P1"><text:span text:style-name="T18">Hi</text:span><text:span text:style-name="T19">,<text:s/></text:span><text:span text:style-name="T20">girls! Hi</text:span><text:span text:style-name="T21">,<text:s/></text:span><text:span text:style-name="T22">Helen! Nice to meet both of you!</text:span><text:span text:style-name="T23"><text:s/></text:span><text:span text:style-name="T24">I remember you very well. You</text:span><text:span text:style-name="T25">,<text:s/></text:span><text:span text:style-name="T26">Helen</text:span><text:span text:style-name="T27">,<text:s/></text:span><text:span text:style-name="T28">got the letter from me.</text:span></text:p>
      <text:p text:style-name="P1"><text:span text:style-name="T29">Helen</text:span><text:span text:style-name="T30"/></text:p>
      <text:p text:style-name="P1"><text:span text:style-name="T30">Hi</text:span><text:span text:style-name="T31">,<text:s/></text:span><text:span text:style-name="T32">dear! But why your tail is looking like a natural one?</text:span></text:p>
      <text:p text:style-name="P1"><text:span text:style-name="T33">Beatriz</text:span><text:span text:style-name="T34"/></text:p>
      <text:p text:style-name="P1"><text:span text:style-name="T34">Because I am in my other</text:span><text:span text:style-name="T35"><text:s/>epitome<text:s/></text:span><text:span text:style-name="T36">now. The devil-woman has reincarnated me into this<text:s/></text:span><text:span text:style-name="T37">epitome<text:s/></text:span><text:span text:style-name="T38">of a creature with tail like a tail of a mermaid instead of legs</text:span><text:span text:style-name="T39">.</text:span></text:p>
      <text:p text:style-name="P1"><text:span text:style-name="T40">Helen</text:span></text:p>
      <text:p text:style-name="P1"><text:span text:style-name="T41">It is curious and<text:s/></text:span><text:span text:style-name="T42">astounding</text:span><text:span text:style-name="T43">. I would like know who is she at all.</text:span></text:p>
      <text:p text:style-name="P1"><text:span text:style-name="T44">Beatriz</text:span><text:span text:style-name="T45"/></text:p>
      <text:p text:style-name="P1"><text:span text:style-name="T45">I remember you have a dog named Junior. Is he far now?</text:span></text:p>
      <text:p text:style-name="P1"><text:span text:style-name="T46">Helen</text:span><text:span text:style-name="T47"/></text:p>
      <text:p text:style-name="P1"><text:span text:style-name="T47">Junior is his booth now.</text:span></text:p>
      <text:p text:style-name="P1"><text:span text:style-name="T48">Beatriz</text:span><text:span text:style-name="T49"/></text:p>
      <text:p text:style-name="P1"><text:span text:style-name="T49">I remember you conjured me not to fall on his eyes.</text:span></text:p>
      <text:p text:style-name="P1"><text:span text:style-name="T50">Helen</text:span><text:span text:style-name="T51"/></text:p>
      <text:p text:style-name="P1"><text:span text:style-name="T51">Junior is sleeping locked in his booth.</text:span></text:p>
      <text:p text:style-name="P1"><text:span text:style-name="T52">Cassandra</text:span><text:span text:style-name="T53"/></text:p>
      <text:p text:style-name="P1"><text:span text:style-name="T53">Can you tell us about the devil creature.</text:span></text:p>
      <text:p text:style-name="P1"><text:span text:style-name="T54">Beatriz</text:span><text:span text:style-name="T55"/></text:p>
      <text:p text:style-name="P1"><text:span text:style-name="T55">Of course</text:span><text:span text:style-name="T56">,<text:s/></text:span><text:span text:style-name="T57">I can. </text:span></text:p>
      <text:p text:style-name="P1"><text:span text:style-name="T58">Helen</text:span><text:span text:style-name="T59"/></text:p>
      <text:p text:style-name="P1"><text:span text:style-name="T59">Yes. Exactly. We would like know very much about this devil creature. I remember you wrote that the human who is a host of the court with this lake knows about the creature nothing. This proposition</text:span><text:span text:style-name="T60"><text:s/>compells<text:s/></text:span><text:span text:style-name="T61">to take thought how does it refer to people. Besides we have some other questions related with the devil creature which are<text:s/></text:span><text:span text:style-name="T62">opportune</text:span><text:span text:style-name="T63"><text:s/>as we think. At the first</text:span><text:span text:style-name="T64">,<text:s/></text:span><text:span text:style-name="T65">we are concerned if you have some</text:span><text:span text:style-name="T66"><text:s/>testimony<text:s/></text:span><text:span text:style-name="T67">to represent it to us right now</text:span><text:span text:style-name="T68"><text:s/></text:span><text:span text:style-name="T69">that we will not get in<text:s/></text:span><text:span text:style-name="T70">cul-de-sac<text:s/></text:span><text:span text:style-name="T71">when we meet it.</text:span><text:span text:style-name="T72"><text:s/></text:span><text:span text:style-name="T73"/></text:p>
      <text:p text:style-name="P1"><text:span text:style-name="T74">Beatriz</text:span><text:span text:style-name="T75"/></text:p>
      <text:p text:style-name="P1"><text:span text:style-name="T75">I did not want bring you<text:s/></text:span><text:span text:style-name="T76">turmoil<text:s/></text:span><text:span text:style-name="T77">feelings. I really don't like them and feel myself a bit<text:s/></text:span><text:span text:style-name="T78">fumble</text:span><text:span text:style-name="T79"><text:s/>by looking at Cassandra's</text:span><text:span text:style-name="T80"><text:s/>frenetic<text:s/></text:span><text:span text:style-name="T81">view. I do not</text:span><text:span text:style-name="T82"><text:s/>compell<text:s/></text:span><text:span text:style-name="T83">you and Christian to go. Believe me</text:span><text:span text:style-name="T84">,<text:s/></text:span><text:span text:style-name="T85">if you are people it is enough pertinent for you to communicate with such devil creature as this.</text:span></text:p>
      <text:p text:style-name="P1"><text:span text:style-name="T86">Narrative</text:span></text:p>
      <text:p text:style-name="P1"><text:span text:style-name="T87">Judy is coming to the room and meeting Beatriz.</text:span></text:p>
      <text:p text:style-name="P1"><text:span text:style-name="T88">Judy</text:span><text:span text:style-name="T89"/></text:p>
      <text:p text:style-name="P1"><text:span text:style-name="T89">Hi</text:span><text:span text:style-name="T90">,<text:s/></text:span><text:span text:style-name="T91">Beatriz! Do you remember me? My name is Judy. I am Helen's friend like Cassandra.</text:span></text:p>
      <text:p text:style-name="P1"><text:span text:style-name="T92">Beatriz</text:span><text:span text:style-name="T93"/></text:p>
      <text:p text:style-name="P1"><text:span text:style-name="T93">Yes</text:span><text:span text:style-name="T94">,</text:span><text:span text:style-name="T95"><text:s/>I remember you</text:span><text:span text:style-name="T96">,<text:s/></text:span><text:span text:style-name="T97">of course.</text:span></text:p>
      <text:p text:style-name="P1"><text:span text:style-name="T98">Cassandra</text:span><text:span text:style-name="T99"/></text:p>
      <text:p text:style-name="P1"><text:span text:style-name="T99">Can you tell us about the devil without such<text:s/></text:span><text:span text:style-name="T100">superfluous<text:s/></text:span><text:span text:style-name="T101">words? How do you know that it it responsible for appearance of extra-decomposers in our world?</text:span></text:p>
      <text:p text:style-name="P1"><text:span text:style-name="T102">Beatriz</text:span><text:span text:style-name="T103"/></text:p>
      <text:p text:style-name="P1"><text:span text:style-name="T103">There is one devil-women in human views. She lives in the lake where I live now. She does not feel niether<text:s/></text:span><text:span text:style-name="T104">loathing</text:span><text:span text:style-name="T105"><text:s/>nor<text:s/></text:span><text:span text:style-name="T106">contmept</text:span><text:span text:style-name="T107"><text:s/>to people despite she is a devil. She has created these extra-decomposers like me. She has created them</text:span><text:span text:style-name="T108">,<text:s/></text:span><text:span text:style-name="T109">so she know anything about them.</text:span></text:p>
      <text:p text:style-name="P1"><text:span text:style-name="T110">Cassandra</text:span><text:span text:style-name="T111"/></text:p>
      <text:p text:style-name="P1"><text:span text:style-name="T111">At least it is very<text:s/></text:span><text:span text:style-name="T112">staggering</text:span><text:span text:style-name="T113"><text:s/>that we</text:span><text:span text:style-name="T114">,<text:s/></text:span><text:span text:style-name="T115">people</text:span><text:span text:style-name="T116">,<text:s/></text:span><text:span text:style-name="T117">will communicate with the Devil. I worry about such question</text:span><text:span text:style-name="T118">:<text:s/></text:span><text:span text:style-name="T119">maybe there is something<text:s/></text:span><text:span text:style-name="T120">unfathomable<text:s/></text:span><text:span text:style-name="T121">for a human mind regarding these extra-decomposers?</text:span></text:p>
      <text:p text:style-name="P1"><text:span text:style-name="T122">Beatriz</text:span><text:span text:style-name="T123"/></text:p>
      <text:p text:style-name="P1"><text:span text:style-name="T123">What do you mean<text:s/></text:span><text:span text:style-name="T124">unfathomable</text:span><text:span text:style-name="T125">?</text:span></text:p>
      <text:p text:style-name="P1"><text:span text:style-name="T126">Cassandra</text:span><text:span text:style-name="T127"/></text:p>
      <text:p text:style-name="P1"><text:span text:style-name="T127">It may be that these devil creatures can<text:s/></text:span><text:span text:style-name="T128">turn out<text:s/></text:span><text:span text:style-name="T129">something<text:s/></text:span><text:span text:style-name="T130">maddening<text:s/></text:span><text:span text:style-name="T131">for a human.</text:span></text:p>
      <text:p text:style-name="P1"><text:span text:style-name="T132">Helen</text:span><text:span text:style-name="T133"/></text:p>
      <text:p text:style-name="P1"><text:span text:style-name="T133">But Christian has enough strong mind in this life. He is ready to anything.</text:span></text:p>
      <text:p text:style-name="P1"><text:span text:style-name="T134">Judy</text:span><text:span text:style-name="T135"/></text:p>
      <text:p text:style-name="P1"><text:span text:style-name="T135">How has she create you if you was born in human<text:s/></text:span><text:span text:style-name="T136">epitome</text:span><text:span text:style-name="T137"><text:s/>earlier and after that was turned into an extra-decomposer?</text:span></text:p>
      <text:p text:style-name="P1"><text:span text:style-name="T138">Beatriz<text:s/></text:span><text:span text:style-name="T139"/></text:p>
      <text:p text:style-name="P1"><text:span text:style-name="T139">I do not see<text:s/></text:span><text:span text:style-name="T140">discrepancy</text:span><text:span text:style-name="T141"><text:s/>in my words. I was a human earlier. You are right. But I had died being a human and after that the woman-devil created the extra-decomposer body and I was reincarnated in it.<text:s/></text:span><text:span text:style-name="T142">продолжение о<text:s/></text:span><text:span text:style-name="T143">woman-devil.</text:span></text:p>
      <text:p text:style-name="P1"><text:span text:style-name="T143">***</text:span></text:p>
      <text:p text:style-name="P1"><text:span text:style-name="T144">Judy</text:span></text:p>
      <text:p text:style-name="P1"><text:span text:style-name="T145">I feel my great desire to find myself in there! I feel a</text:span><text:span text:style-name="T146"><text:s/>fervor<text:s/></text:span><text:span text:style-name="T147">sence right now!</text:span></text:p>
      <text:p text:style-name="P1"><text:span text:style-name="T148">Helen</text:span><text:span text:style-name="T149"/></text:p>
      <text:p text:style-name="P1"><text:span text:style-name="T149">I see even to<text:s/></text:span><text:span text:style-name="T150">stifle<text:s/></text:span><text:span text:style-name="T151">your</text:span><text:span text:style-name="T152"><text:s/>fervor<text:s/></text:span><text:span text:style-name="T153">it is downright impossible to you! I am rather<text:s/></text:span><text:span text:style-name="T154">unrested</text:span><text:span text:style-name="T155"><text:s/>than intrigued in such extent.</text:span></text:p>
      <text:p text:style-name="P1"><text:span text:style-name="T156">Beatriz</text:span><text:span text:style-name="T157"/></text:p>
      <text:p text:style-name="P1"><text:span text:style-name="T157">Now I am going to<text:s/></text:span><text:span text:style-name="T158">impue<text:s/></text:span><text:span text:style-name="T159">into the lake.</text:span><text:span text:style-name="T160"><text:s/></text:span><text:span text:style-name="T161">You will have to fly by swans. You can not<text:s/></text:span><text:span text:style-name="T162">afford</text:span><text:span text:style-name="T163"><text:s/>to go through the court of the host. I will fly for the swans and negotiation with it. After that there will be a moment when the swans will can take you to the lake.</text:span></text:p>
      <text:p text:style-name="P1"><text:span text:style-name="T164">Helen</text:span></text:p>
      <text:p text:style-name="P1"><text:span text:style-name="T165">But we will can fly not in any moment.</text:span></text:p>
      <text:p text:style-name="P1"><text:span text:style-name="T166">Beatriz</text:span><text:span text:style-name="T167"/></text:p>
      <text:p text:style-name="P1"><text:span text:style-name="T167">We will discuss the questions when there will be suitable moment for everybldy of you to fly.</text:span><text:span text:style-name="T168"><text:s/></text:span><text:span text:style-name="T169">Let me tell you a stroie of my life. It is about important events which occured with me after I had left Helen.</text:span><text:span text:style-name="T170"><text:s/></text:span><text:span text:style-name="T171">I was caught by a human who brought me to a sale. I was sold in a marine pets shop. I was<text:s/></text:span><text:span text:style-name="T172">unwittingly impelled<text:s/></text:span><text:span text:style-name="T173">to be sold and so<text:s/></text:span><text:span text:style-name="T174">unwittingly</text:span><text:span text:style-name="T175"><text:s/>I was</text:span><text:span text:style-name="T176"><text:s/>impelled<text:s/></text:span><text:span text:style-name="T177">to be bought by one family. A little girl covered the surface of their aquarium with a</text:span><text:span text:style-name="T178"><text:s/>lid<text:s/></text:span><text:span text:style-name="T179">with the purpose to<text:s/></text:span><text:span text:style-name="T180">hinder</text:span><text:span text:style-name="T181"><text:s/>my redemption from her. When she took me from the aquarium I was</text:span><text:span text:style-name="T182"><text:s/>impelled<text:s/></text:span><text:span text:style-name="T183">to serve the girl as a toy. She plaid with her toys and me as a living toy. I was a<text:s/></text:span><text:span text:style-name="T184">striking<text:s/></text:span><text:span text:style-name="T185">toy for her. She gave me a name. I said I already had a name</text:span><text:span text:style-name="T186">,<text:s/></text:span><text:span text:style-name="T187">but it did not.bother her. Sometimes these games were just<text:s/></text:span><text:span text:style-name="T188">untenable</text:span><text:span text:style-name="T189"><text:s/>for me! Mummy of this girl stitched dresses</text:span><text:span text:style-name="T190">,<text:s/></text:span><text:span text:style-name="T191">blouses</text:span><text:span text:style-name="T192">,<text:s/></text:span><text:span text:style-name="T193">skirts and</text:span><text:span text:style-name="T194"><text:s/>slippers<text:s/></text:span><text:span text:style-name="T195">for me. The family saw that I did not like live in their aquarium. They wanted take me with themselves to the beach</text:span><text:span text:style-name="T196">,<text:s/></text:span><text:span text:style-name="T197">but</text:span><text:span text:style-name="T198"><text:s/></text:span><text:span text:style-name="T199">afraided that I would run away from them.</text:span><text:span text:style-name="T200"><text:s/></text:span><text:span text:style-name="T201">I remember one time they caged me into a bird cage and strapped the cage to a ball with a rope. They went to a beach with me<text:s/></text:span><text:span text:style-name="T202">confined</text:span><text:span text:style-name="T203"><text:s/>into these implements. Sometimes it looked like I was an</text:span><text:span text:style-name="T204"><text:s/>inalienable<text:s/></text:span><text:span text:style-name="T205">part of life of these children wheh they had begun take me with themselves to the beach. I had such dream thought that the children would grew up and toys will be</text:span><text:span text:style-name="T206"><text:s/>repealed<text:s/></text:span><text:span text:style-name="T207">and may be my freedom would be</text:span><text:span text:style-name="T208"><text:s/>resumed</text:span><text:span text:style-name="T209">. But there had been one<text:s/></text:span><text:span text:style-name="T210">coup</text:span><text:span text:style-name="T211"><text:s/>of events in result of which I had<text:s/></text:span><text:span text:style-name="T212">breached</text:span><text:span text:style-name="T213"><text:s/>to the will earlier than the childeren would grew up.</text:span></text:p>
      <text:p text:style-name="P1"><text:span text:style-name="T214">Cassandra</text:span><text:span text:style-name="T215"/></text:p>
      <text:p text:style-name="P1"><text:span text:style-name="T215">It is so unfair that you lost will! I have already understood very well your destination in this world. I find that your slavery<text:s/></text:span><text:span text:style-name="T216">confronted</text:span><text:span text:style-name="T217"><text:s/></text:span><text:span text:style-name="T218">fullfiling<text:s/></text:span><text:span text:style-name="T219">your mission!</text:span></text:p>
      <text:p text:style-name="P1"><text:span text:style-name="T220">Helen</text:span><text:span text:style-name="T221"/></text:p>
      <text:p text:style-name="P1"><text:span text:style-name="T221">This girl's behavior was so</text:span><text:span text:style-name="T222"><text:s/>brazeness</text:span><text:span text:style-name="T223">!</text:span></text:p>
      <text:p text:style-name="P1"><text:span text:style-name="T224">Beatriz</text:span><text:span text:style-name="T225"/></text:p>
      <text:p text:style-name="P1"><text:span text:style-name="T225">Of course</text:span><text:span text:style-name="T226">,<text:s/></text:span><text:span text:style-name="T227">this life seemed<text:s/></text:span><text:span text:style-name="T228">preposterous<text:s/></text:span><text:span text:style-name="T229">and meaningless<text:s/></text:span><text:span text:style-name="T230">to me. You are completely right. I am in this world with completely other purpose. But there were such circumstances where I pleased by the arm of these kids and become a hostage. They had enough powers to be my</text:span><text:span text:style-name="T231"><text:s/>overlords</text:span><text:span text:style-name="T232">.</text:span></text:p>
      <text:p text:style-name="P1"><text:span text:style-name="T233">Helen</text:span><text:span text:style-name="T234"/></text:p>
      <text:p text:style-name="P1"><text:span text:style-name="T234">This girl was so toad!</text:span></text:p>
      <text:p text:style-name="P1"><text:span text:style-name="T235">Beatriz</text:span><text:span text:style-name="T236"/></text:p>
      <text:p text:style-name="P1"><text:span text:style-name="T236">I am agree</text:span><text:span text:style-name="T237"><text:s/>altogether<text:s/></text:span><text:span text:style-name="T238">with you. But people like money very much. The bigger</text:span><text:span text:style-name="T239"><text:s/></text:span><text:span text:style-name="T240">gain is the</text:span><text:span text:style-name="T241"><text:s/></text:span><text:span text:style-name="T242">more satisfied people are. So they caught and took me to the shop of those considerations that I can bring them success as demanded merchandise.</text:span></text:p>
      <text:p text:style-name="P1"><text:span text:style-name="T243">Judy</text:span></text:p>
      <text:p text:style-name="P1"><text:span text:style-name="T244">Selfish! You</text:span><text:span text:style-name="T245">,<text:s/></text:span><text:span text:style-name="T246">poor little helpless being! This storie really cost<text:s/></text:span><text:span text:style-name="T247">contempt<text:s/></text:span><text:span text:style-name="T248">for them!</text:span></text:p>
      <text:p text:style-name="P1"><text:span text:style-name="T249">Helen</text:span><text:span text:style-name="T250"/></text:p>
      <text:p text:style-name="P1"><text:span text:style-name="T250">Yes</text:span><text:span text:style-name="T251">,<text:s/></text:span><text:span text:style-name="T252">really. What you have transfered us is that really<text:s/></text:span><text:span text:style-name="T253">conjures seething<text:s/></text:span><text:span text:style-name="T254">of quicks!</text:span></text:p>
      <text:p text:style-name="P1"><text:span text:style-name="T255">Helen</text:span><text:span text:style-name="T256"/></text:p>
      <text:p text:style-name="P1"><text:span text:style-name="T256">Did these people feed you with carrion?</text:span></text:p>
      <text:p text:style-name="P1"><text:span text:style-name="T257">Beatriz</text:span><text:span text:style-name="T258"/></text:p>
      <text:p text:style-name="P1"><text:span text:style-name="T258">No</text:span><text:span text:style-name="T259">,<text:s/></text:span><text:span text:style-name="T260">they did not. I can eat not only carrion.</text:span></text:p>
      <text:p text:style-name="P1"><text:span text:style-name="T261">Helen</text:span><text:span text:style-name="T262"/></text:p>
      <text:p text:style-name="P1"><text:span text:style-name="T262">What did you eat when you live in this cage?</text:span></text:p>
      <text:p text:style-name="P1"><text:span text:style-name="T262">***</text:span></text:p>
      <text:p text:style-name="P1"><text:span text:style-name="T263">Helen</text:span><text:span text:style-name="T264"/></text:p>
      <text:p text:style-name="P1"><text:span text:style-name="T264">Where have you learnt to write?</text:span></text:p>
      <text:p text:style-name="P1"><text:span text:style-name="T265">Beatriz</text:span><text:span text:style-name="T266"/></text:p>
      <text:p text:style-name="P1"><text:span text:style-name="T266">I cannot write. The devil creatrue wrote the letter according to what I wanted write you. I caught a moment when a host was not at home and flew into one of his rooms through the window where I give writing instruments and brought them to the devil creature.</text:span></text:p>
      <text:p text:style-name="P1"><text:span text:style-name="T266">***</text:span></text:p>
      <text:p text:style-name="P1"><text:span text:style-name="T267">Cassandra</text:span><text:span text:style-name="T268"/></text:p>
      <text:p text:style-name="P1"><text:span text:style-name="T268">I think we have told about your past enough. I want us change the theme a little if you do not<text:s/></text:span><text:span text:style-name="T269">take offense<text:s/></text:span><text:span text:style-name="T270">and are agree that we have told about this your storie enough. There are some other questions which not just interest us and<text:s/></text:span><text:span text:style-name="T271">conjure obscurity<text:s/></text:span><text:span text:style-name="T272">in our mind. I would like us to discuss them.</text:span></text:p>
      <text:p text:style-name="P1"><text:span text:style-name="T272">***</text:span></text:p>
      <text:p text:style-name="P1"><text:span text:style-name="T273">Judy</text:span><text:span text:style-name="T274"/></text:p>
      <text:p text:style-name="P1"><text:span text:style-name="T274">It is<text:s/></text:span><text:span text:style-name="T275">decidedly</text:span><text:span text:style-name="T276">,<text:s/></text:span><text:span text:style-name="T277">I will go!</text:span></text:p>
      <text:p text:style-name="P1"><text:span text:style-name="T278">Narrative</text:span><text:span text:style-name="T279"/></text:p>
      <text:p text:style-name="P1"><text:span text:style-name="T279">Helen</text:span><text:span text:style-name="T280">,<text:s/></text:span><text:span text:style-name="T281">Judy</text:span><text:span text:style-name="T282">,<text:s text:c="2"/></text:span><text:span text:style-name="T283">Cassandra and Christian followed Beatriz and saw a huge<text:s/></text:span><text:span text:style-name="T284">plethora</text:span><text:span text:style-name="T285"><text:s/>of different marine inhabitants.</text:span><text:span text:style-name="T28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